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-Roman" svg:font-family="Times-Roman" style:font-family-generic="roman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DengXian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font-name="Times-Roman" style:font-name-complex="Times-Roman" style:letter-kerning="false" fo:font-size="11pt" style:font-size-asian="11pt" style:font-size-complex="11pt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text-properties fo:font-weight="bold" style:font-weight-asian="bold" style:font-weight-complex="bold" fo:language="en" fo:country="US"/>
    </style:style>
    <style:style style:name="P10" style:parent-style-name="Normal" style:family="paragraph">
      <style:text-properties fo:font-weight="bold" style:font-weight-asian="bold" style:font-weight-complex="bold" fo:language="en" fo:country="US"/>
    </style:style>
    <style:style style:name="T11" style:parent-style-name="DefaultParagraphFont" style:family="text">
      <style:text-properties style:font-name="Times-Roman" style:font-name-complex="Times-Roman" style:letter-kerning="false" fo:font-size="10.5pt" style:font-size-asian="10.5pt" style:font-size-complex="10.5pt"/>
    </style:style>
    <style:style style:name="P12" style:parent-style-name="Normal" style:family="paragraph">
      <style:text-properties fo:font-weight="bold" style:font-weight-asian="bold" style:font-weight-complex="bold" fo:language="en" fo:country="US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Paragraph" style:list-style-name="LFO3" style:family="paragraph"/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ListParagraph" style:list-style-name="LFO3" style:family="paragraph"/>
    <style:style style:name="P22" style:parent-style-name="ListParagraph" style:list-style-name="LFO3" style:family="paragraph"/>
    <style:style style:name="P2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Matthias Bogaert,<text:span text:style-name="T3"><text:s/></text:span>Michel Ballings, Rob Bergmans and Dirk Van den Poel<text:s/>(2019). <text:s/>Predicting Self-declared Movie Watching<text:s/>Behavior Using Facebook Data and<text:s/>Information-Fusion Sensitivity Analysis,<text:s/><text:span text:style-name="T4">Decision Sciences</text:span><text:span text:style-name="T5"><text:s/></text:span><text:span text:style-name="T6">52</text:span>(<text:span text:style-name="T7">3</text:span>),<text:s/>776-811<text:span text:style-name="T8">.<text:s/></text:span></text:p>
      <text:p text:style-name="P9">Main research question:</text:p>
      <text:p text:style-name="Normal">The main purpose of this paper is to evaluate the feasibility of predicting whether yes or<text:s/>no a Facebook user has self-reported to have watched a given movie genre. Therefore,<text:s/>we apply a data analytical framework that (1) builds and evaluates several predictive<text:s/>models explaining self-declared movie watching behavior, and (2) provides insight into<text:s/>the importance of the predictors and their relationship with self-reportedmoviewatching<text:s/>behavior.</text:p>
      <text:p text:style-name="P10">Introduction</text:p>
      <text:p text:style-name="Normal">This paper focus on the movie watching behavior.<text:s/>It is different from the recommendation systems.</text:p>
      <text:p text:style-name="Normal">Recommendation sysems use movie rating and the past history<text:s/>to come up with relevant movies for a certain user. (Movie to customers)</text:p>
      <text:p text:style-name="Normal">Movie watching behavior<text:s/>matches users who watched a certain<text:s/>movie genre with other users who have not yet watched a certain movie type (or<text:s/>did not declare it) based on the similarity of behavioral characteristics on Facebook. (Customers to Movie)<text:span text:style-name="T11"><text:s/></text:span>It then ranks the users who have not watched this type of movie,<text:s/>from high to low probability of watching.</text:p>
      <text:p text:style-name="P12">Methodology</text:p>
      <text:p text:style-name="P13">Data</text:p>
      <text:p text:style-name="Normal">Facebook : profiled data, behavioural data(watched, liked), interests data, network data.</text:p>
      <text:p text:style-name="P14">Models</text:p>
      <text:list text:style-name="LFO3" text:continue-numbering="true">
        <text:list-item>
          <text:p text:style-name="P15">Logistic regression</text:p>
        </text:list-item>
        <text:list-item>
          <text:p text:style-name="P16">Naive<text:s/>bayes</text:p>
        </text:list-item>
        <text:list-item>
          <text:p text:style-name="P17">Random forest</text:p>
        </text:list-item>
        <text:list-item>
          <text:p text:style-name="P18">Adaboost</text:p>
        </text:list-item>
        <text:list-item>
          <text:p text:style-name="P19">Rotaion forest</text:p>
        </text:list-item>
      </text:list>
      <text:p text:style-name="Normal">10 genres, each genre generates 5 different models, total 50 models.</text:p>
      <text:p text:style-name="P20">Evauation</text:p>
      <text:soft-page-break/>
      <text:list text:style-name="LFO3" text:continue-numbering="true">
        <text:list-item>
          <text:p text:style-name="P21">AUC</text:p>
        </text:list-item>
        <text:list-item>
          <text:p text:style-name="P22">Information-fusion aggregates the predictions of all classification<text:s/>models by taking the weighted average of their AUCs.</text:p>
        </text:list-item>
      </text:list>
      <text:p text:style-name="P23">Results</text:p>
      <text:p text:style-name="Normal">The results indicate that adaptive boosting outperforms all other algorithms. Time- and</text:p>
      <text:p text:style-name="Normal">frequency-based variables related to media (movies, videos, and music) consumption</text:p>
      <text:p text:style-name="Normal">constitute the list of top variabl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-Roman" svg:font-family="Times-Roman" style:font-family-generic="roman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DengXian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DengXian Light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DengXian Light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DengXian Light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DengXian Light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DengXian Light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DengXian Light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react-xocs-list-item" style:display-name="react-xocs-list-ite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DengXian" style:font-name-asian="DengXian" style:font-name-complex="Times New Roman" fo:font-weight="normal" style:font-weight-asian="normal" style:font-weight-complex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DengXian" style:font-name-asian="DengXi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DengXian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huang deng</meta:initial-creator>
    <dc:creator>lishuang deng</dc:creator>
    <meta:creation-date>2024-10-10T07:42:00Z</meta:creation-date>
    <dc:date>2024-10-10T09:30:00Z</dc:date>
    <meta:template xlink:href="Normal" xlink:type="simple"/>
    <meta:editing-cycles>5</meta:editing-cycles>
    <meta:editing-duration>PT0S</meta:editing-duration>
    <meta:document-statistic meta:page-count="2" meta:paragraph-count="3" meta:word-count="284" meta:character-count="1900" meta:row-count="13" meta:non-whitespace-character-count="1619"/>
  </office:meta>
</office:document-meta>
</file>